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1d8" officeooo:paragraph-rsid="00072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0:30:17.134636383</meta:creation-date>
    <meta:generator>LibreOffice/7.3.7.2$Linux_X86_64 LibreOffice_project/30$Build-2</meta:generator>
    <dc:date>2023-12-04T20:31:13.197776637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